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9-05" calcext:value-type="date">
            <text:p>05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0-06" calcext:value-type="date">
            <text:p>06/10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1-06" calcext:value-type="date">
            <text:p>06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1-30" calcext:value-type="date">
            <text:p>30/11/2025</text:p>
          </table:table-cell>
          <table:table-cell table:style-name="ce61" office:value-type="string" calcext:value-type="string">
            <text:p>Mens. 1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2-05" calcext:value-type="date">
            <text:p>05/1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2-31" calcext:value-type="date">
            <text:p>31/12/2025</text:p>
          </table:table-cell>
          <table:table-cell table:style-name="ce61" office:value-type="string" calcext:value-type="string">
            <text:p>Mens. 1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56"/>
          <table:table-cell table:style-name="ce74" table:formula="of:=[.C7]-[.F7]" office:value-type="float" office:value="300" calcext:value-type="float">
            <text:p>300,00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7])" office:value-type="float" office:value="300" calcext:value-type="float">
            <text:p>300,00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11:10.018034874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05">00/00/0000</text:date></text:span><text:span text:style-name="MT6"><text:s/>- </text:span><text:span text:style-name="MT6"><text:time style:data-style-name="N2" text:time-value="16:11:10.020165297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11:10.0254643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6:16:43.051951868</dc:date>
    <dc:language>pt-PT</dc:language>
    <meta:editing-cycles>657</meta:editing-cycles>
    <meta:editing-duration>P3DT14H39M59S</meta:editing-duration>
    <meta:print-date>2022-12-01T16:36:33.088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